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rogressTests.testSelectionLast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rogressTests.testRelOperatorsBetweenErrors0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rogressTests.testProjection0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ProgressTests.testSelection0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ProgressTests.testSetConstruction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rogressTests.testRelOperatorsBetweenErrors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rogressTests.testSelectionError_NonBooleanSelectionCriteri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rogressTests.testSelection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ProgressTests.testProjection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rogressTests.testSelection0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rogressTests.testRelOperatorsBetween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rogressTests.testSelection0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rogressTests.testSelectionFirst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rogressTests.testProjection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rogressTests.testSelection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ProgressTests.testSelectionFirst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rogressTests.testProjection0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rogressTests.testSelectionLast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